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draw:textarea-horizontal-align="justify" draw:textarea-vertical-align="middle" draw:auto-grow-height="false" fo:min-height="22.8cm" fo:min-width="8.9cm" fo:wrap-option="no-wrap"/>
    </style:style>
    <style:style style:name="gr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30%" draw:textarea-horizontal-align="justify" draw:textarea-vertical-align="middle" draw:auto-grow-height="false" fo:min-height="0.556cm" fo:min-width="0.9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width="0.028cm" svg:stroke-color="#dc85e9" draw:marker-start-width="0.242cm" draw:marker-end-width="0.242cm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.247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 style:list-style-name="L1">
      <style:graphic-properties draw:stroke="solid" svg:stroke-width="0.106cm" svg:stroke-color="#ffcc99" draw:marker-start="" draw:marker-start-width="0.358cm" draw:marker-start-center="false" draw:marker-end="" draw:marker-end-width="0.358cm" draw:marker-end-center="false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ffcc99" draw:marker-start="" draw:marker-start-width="0.279cm" draw:marker-start-center="false" draw:marker-end="" draw:marker-end-width="0.279cm" draw:marker-end-center="false" draw:fill="solid" draw:fill-color="#ffffff" draw:opacity="0%" draw:textarea-horizontal-align="justify" draw:textarea-vertical-align="middle" draw:auto-grow-height="false" fo:min-height="0.556cm" fo:min-width="0.9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28cm" svg:stroke-color="#dc85e9" draw:marker-start="" draw:marker-start-width="0.242cm" draw:marker-start-center="false" draw:marker-end="" draw:marker-end-width="0.242cm" draw:marker-end-center="false" draw:fill="solid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3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21cm" fo:min-width="0.117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335cm" fo:min-width="0.472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819cm" fo:padding-top="0cm" fo:padding-bottom="0cm" fo:padding-left="0cm" fo:padding-right="0cm"/>
    </style:style>
    <style:style style:name="gr2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232cm" fo:min-width="1.5cm"/>
    </style:style>
    <style:style style:name="gr29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127cm" fo:min-width="0.55cm" fo:padding-top="0.177cm" fo:padding-bottom="0.177cm" fo:padding-left="0.302cm" fo:padding-right="0.302cm"/>
    </style:style>
    <style:style style:name="gr30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81cm" svg:stroke-color="#c0c0c0" draw:marker-start-width="0.321cm" draw:marker-end-width="0.321cm" draw:fill="none" draw:fill-color="#ffffff" draw:opacity="30%" draw:textarea-horizontal-align="justify" draw:textarea-vertical-align="middle" draw:auto-grow-height="false" fo:min-height="0.616cm" fo:min-width="1cm" fo:padding-top="0.165cm" fo:padding-bottom="0.165cm" fo:padding-left="0.29cm" fo:padding-right="0.29cm"/>
    </style:style>
    <style:style style:name="gr34" style:family="graphic" style:parent-style-name="standard">
      <style:graphic-properties draw:stroke="dash" draw:stroke-dash="Ultrafine_20_2_20_Dots_20_3_20_Dashes" svg:stroke-width="0.053cm" svg:stroke-color="#ff3333" draw:marker-start-width="0.279cm" draw:marker-end-width="0.279cm" draw:fill="none" draw:fill-color="#ffffff" draw:opacity="30%" draw:textarea-horizontal-align="justify" draw:textarea-vertical-align="middle" draw:auto-grow-height="false" fo:min-height="0.734cm" fo:min-width="1.077cm" fo:padding-top="0.151cm" fo:padding-bottom="0.151cm" fo:padding-left="0.276cm" fo:padding-right="0.276cm"/>
    </style:style>
    <style:style style:name="gr35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175cm" fo:min-width="1.5cm"/>
    </style:style>
    <style:style style:name="gr36" style:family="graphic" style:parent-style-name="objectwithoutfill">
      <style:graphic-properties svg:stroke-width="0.028cm" svg:stroke-color="#000000" draw:marker-start="Symmetric_20_Arrow" draw:marker-start-width="0.142cm" draw:marker-end="" draw:marker-end-width="0.3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solid" svg:stroke-width="0.028cm" svg:stroke-color="#000000" draw:marker-start-width="0.242cm" draw:marker-end-width="0.242cm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39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4cm" fo:min-width="2.448cm" fo:padding-top="0cm" fo:padding-bottom="0cm" fo:padding-left="0cm" fo:padding-right="0cm" fo:wrap-option="wrap" draw:shadow="hidden" draw:shadow-offset-x="0.2cm" draw:shadow-offset-y="0.2cm" draw:shadow-color="#808080"/>
    </style:style>
    <style:style style:name="gr44" style:family="graphic" style:parent-style-name="standard">
      <style:graphic-properties svg:stroke-width="0.028cm" svg:stroke-color="#0000ff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45" style:family="graphic" style:parent-style-name="standard">
      <style:graphic-properties svg:stroke-width="0.028cm" svg:stroke-color="#0000ff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46" style:family="graphic" style:parent-style-name="standard">
      <style:graphic-properties svg:stroke-width="0.028cm" svg:stroke-color="#000000" draw:marker-start-width="0.242cm" draw:marker-end-width="0.242cm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7" style:family="graphic" style:parent-style-name="standard">
      <style:graphic-properties svg:stroke-width="0.018cm" svg:stroke-color="#000000" draw:marker-start-width="0.227cm" draw:marker-end-width="0.227cm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width="true" fo:min-height="0.335cm" fo:min-width="0.345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auto-grow-width="true" fo:min-height="0.276cm" fo:min-width="4.553cm" fo:padding-top="0cm" fo:padding-bottom="0cm" fo:padding-left="0cm" fo:padding-right="0cm"/>
    </style:style>
    <style:style style:name="gr5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53" style:family="graphic" style:parent-style-name="objectwithoutfill">
      <style:graphic-properties svg:stroke-width="0.035cm" svg:stroke-color="#000000" draw:marker-start="Symmetric_20_Arrow" draw:marker-start-width="0.11cm" draw:marker-end="" draw:marker-end-width="0.11cm" svg:stroke-opacity="70%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5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007cm" fo:min-width="0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12cm" fo:min-width="0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693cm" fo:min-width="0.443cm" fo:padding-top="0.139cm" fo:padding-bottom="0.139cm" fo:padding-left="0.264cm" fo:padding-right="0.264cm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0.917cm" fo:padding-top="0cm" fo:padding-bottom="0cm" fo:padding-left="0cm" fo:padding-right="0cm"/>
    </style:style>
    <style:style style:name="gr6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23cm" fo:padding-top="0cm" fo:padding-bottom="0cm" fo:padding-left="0cm" fo:padding-right="0cm" fo:wrap-option="wrap" draw:shadow="hidden" draw:shadow-offset-x="0.2cm" draw:shadow-offset-y="0.2cm" draw:shadow-color="#808080"/>
    </style:style>
    <style:style style:name="gr6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32cm" fo:min-width="0.397cm" fo:padding-top="0.134cm" fo:padding-bottom="0.134cm" fo:padding-left="0.259cm" fo:padding-right="0.259cm"/>
    </style:style>
    <style:style style:name="gr6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4cm" fo:min-width="0.754cm" fo:padding-top="0cm" fo:padding-bottom="0cm" fo:padding-left="0cm" fo:padding-right="0cm" fo:wrap-option="wrap" draw:shadow="hidden" draw:shadow-offset-x="0.2cm" draw:shadow-offset-y="0.2cm" draw:shadow-color="#808080"/>
    </style:style>
    <style:style style:name="gr65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139cm" fo:padding-bottom="0.139cm" fo:padding-left="0.264cm" fo:padding-right="0.264cm"/>
    </style:style>
    <style:style style:name="gr6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1.915cm" fo:padding-top="0cm" fo:padding-bottom="0cm" fo:padding-left="0cm" fo:padding-right="0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683cm" fo:padding-top="0cm" fo:padding-bottom="0cm" fo:padding-left="0cm" fo:padding-right="0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805cm" fo:padding-top="0cm" fo:padding-bottom="0cm" fo:padding-left="0cm" fo:padding-right="0cm" fo:wrap-option="wrap" draw:shadow="hidden" draw:shadow-offset-x="0.2cm" draw:shadow-offset-y="0.2cm" draw:shadow-color="#808080"/>
    </style:style>
    <style:style style:name="gr69" style:family="graphic" style:parent-style-name="standard">
      <style:graphic-properties svg:stroke-width="0.018cm" svg:stroke-color="#000000" draw:marker-start-width="0.227cm" draw:marker-end-width="0.227cm" draw:fill-color="#ffd700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7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217cm" fo:padding-top="0cm" fo:padding-bottom="0cm" fo:padding-left="0cm" fo:padding-right="0cm" fo:wrap-option="wrap" draw:shadow="hidden" draw:shadow-offset-x="0.2cm" draw:shadow-offset-y="0.2cm" draw:shadow-color="#808080"/>
    </style:style>
    <style:style style:name="gr71" style:family="graphic" style:parent-style-name="standard">
      <style:graphic-properties draw:stroke="none" svg:stroke-color="#000000" draw:fill="none" draw:fill-color="#ffffff" fo:min-height="0.276cm" fo:padding-top="0cm" fo:padding-bottom="0cm" fo:padding-left="0cm" fo:padding-right="0cm"/>
    </style:style>
    <style:style style:name="gr72" style:family="graphic" style:parent-style-name="standard">
      <style:graphic-properties svg:stroke-width="0.028cm" svg:stroke-color="#0000ff" draw:marker-start-width="0.242cm" draw:marker-end-width="0.242cm" draw:fill="hatch" draw:fill-hatch-name="Blue_20_Crossed_20_45_20_Degrees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73" style:family="graphic" style:parent-style-name="objectwithoutfill">
      <style:graphic-properties svg:stroke-width="0.028cm" svg:stroke-color="#69696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cm"/>
    </style:style>
    <style:style style:name="gr75" style:family="graphic" style:parent-style-name="standard">
      <style:graphic-properties draw:stroke="none" svg:stroke-color="#000000" draw:fill="none" draw:fill-color="#ffffff" draw:auto-grow-width="true" fo:min-height="0.276cm" fo:min-width="0.65cm" fo:padding-top="0cm" fo:padding-bottom="0cm" fo:padding-left="0cm" fo:padding-right="0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4.206cm" fo:padding-top="0cm" fo:padding-bottom="0cm" fo:padding-left="0cm" fo:padding-right="0cm"/>
    </style:style>
    <style:style style:name="gr77" style:family="graphic" style:parent-style-name="standard">
      <style:graphic-properties draw:stroke="none" svg:stroke-color="#000000" draw:fill="none" draw:fill-color="#ffffff" draw:auto-grow-width="true" fo:min-height="0.276cm" fo:min-width="1.547cm" fo:padding-top="0cm" fo:padding-bottom="0cm" fo:padding-left="0cm" fo:padding-right="0cm"/>
    </style:style>
    <style:style style:name="gr78" style:family="graphic" style:parent-style-name="standard">
      <style:graphic-properties draw:stroke="none" svg:stroke-color="#000000" draw:fill="none" draw:fill-color="#ffffff" fo:min-height="0.276cm"/>
    </style:style>
    <style:style style:name="gr7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0" style:family="graphic" style:parent-style-name="objectwithoutfill">
      <style:graphic-properties svg:stroke-color="#ffffff" draw:fill="none" draw:textarea-vertical-align="middle"/>
    </style:style>
    <style:style style:name="gr81" style:family="graphic" style:parent-style-name="objectwithoutfill">
      <style:graphic-properties svg:stroke-width="0.018cm" svg:stroke-color="#69696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2" style:family="graphic" style:parent-style-name="standard">
      <style:graphic-properties draw:stroke="none" svg:stroke-color="#000000" draw:fill="none" draw:fill-color="#ffffff" draw:auto-grow-width="true" fo:min-height="0.276cm" fo:min-width="0.853cm" fo:padding-top="0cm" fo:padding-bottom="0cm" fo:padding-left="0cm" fo:padding-right="0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84" style:family="graphic" style:parent-style-name="objectwithoutfill">
      <style:graphic-properties svg:stroke-width="0.018cm" svg:stroke-color="#000000" draw:marker-start="Symmetric_20_Arrow" draw:marker-start-width="0.1cm" draw:marker-end="" draw:marker-end-width="0.127cm" draw:fill="none" draw:textarea-vertical-align="middle" fo:padding-top="0.134cm" fo:padding-bottom="0.134cm" fo:padding-left="0.259cm" fo:padding-right="0.259cm"/>
    </style:style>
    <style:style style:name="gr85" style:family="graphic" style:parent-style-name="standard">
      <style:graphic-properties draw:stroke="none" svg:stroke-color="#000000" draw:fill="none" draw:fill-color="#ffffff" draw:auto-grow-width="true" fo:min-height="0.276cm" fo:min-width="3.986cm" fo:padding-top="0cm" fo:padding-bottom="0cm" fo:padding-left="0cm" fo:padding-right="0cm"/>
    </style:style>
    <style:style style:name="gr86" style:family="graphic" style:parent-style-name="standard">
      <style:graphic-properties draw:stroke="none" svg:stroke-color="#000000" draw:fill="none" draw:fill-color="#ffffff" fo:min-height="0.551cm"/>
    </style:style>
    <style:style style:name="gr8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3cm" fo:min-width="5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18cm" svg:stroke-color="#ff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776cm" svg:stroke-color="#ffcc99" draw:marker-start="" draw:marker-start-width="1.351cm" draw:marker-start-center="false" draw:marker-end="" draw:marker-end-width="1.351cm" draw:marker-end-center="false" draw:fill="none" draw:fill-color="#729fcf" draw:textarea-horizontal-align="justify" draw:textarea-vertical-align="middle" draw:auto-grow-width="true" fo:padding-top="0.5cm" fo:padding-bottom="0.5cm" fo:padding-left="0.625cm" fo:padding-right="0.6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746cm" fo:min-width="2.3cm" fo:padding-top="0cm" fo:padding-bottom="0cm" fo:padding-left="0cm" fo:padding-right="0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1" svg:stroke-width="0.247cm" svg:stroke-color="#ffcc99" draw:marker-start="" draw:marker-start-width="0.562cm" draw:marker-start-center="false" draw:marker-end="" draw:marker-end-width="0.562cm" draw:marker-end-center="false" draw:fill="none" draw:fill-color="#729fcf" draw:textarea-horizontal-align="justify" draw:textarea-vertical-align="middle" draw:auto-grow-width="true" fo:padding-top="0.24cm" fo:padding-bottom="0.24cm" fo:padding-left="0.365cm" fo:padding-right="0.36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239cm" fo:min-width="0.193cm" fo:padding-top="0.142cm" fo:padding-bottom="0.142cm" fo:padding-left="0.267cm" fo:padding-right="0.26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712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.169cm" fo:min-width="0.029cm" fo:padding-top="0.165cm" fo:padding-bottom="0.165cm" fo:padding-left="0.29cm" fo:padding-right="0.29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.492cm" fo:min-width="0.267cm" fo:padding-top="0.134cm" fo:padding-bottom="0.134cm" fo:padding-left="0.259cm" fo:padding-right="0.259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1" svg:stroke-width="0.035cm" svg:stroke-color="#c5000b" draw:marker-start="" draw:marker-start-width="0.252cm" draw:marker-start-center="false" draw:marker-end="" draw:marker-end-width="0.252cm" draw:marker-end-center="false" draw:fill="solid" draw:fill-color="#cccc99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00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cm" fo:min-width="0.021cm" fo:padding-top="0.142cm" fo:padding-bottom="0.142cm" fo:padding-left="0.267cm" fo:padding-right="0.267cm"/>
    </style:style>
    <style:style style:name="gr101" style:family="graphic" style:parent-style-name="standard" style:list-style-name="L1">
      <style:graphic-properties draw:stroke="solid" draw:stroke-dash="Dashed_20__28_var_29__20_1" svg:stroke-width="0.028cm" svg:stroke-color="#000000" draw:marker-start="Symmetric_20_Arrow" draw:marker-start-width="0.142cm" draw:marker-start-center="false" draw:marker-end="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67cm" fo:padding-top="0cm" fo:padding-bottom="0cm" fo:padding-left="0cm" fo:padding-right="0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1cm" fo:padding-top="0cm" fo:padding-bottom="0cm" fo:padding-left="0cm" fo:padding-right="0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103cm" fo:padding-top="0cm" fo:padding-bottom="0cm" fo:padding-left="0cm" fo:padding-right="0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99cm" fo:padding-top="0cm" fo:padding-bottom="0cm" fo:padding-left="0cm" fo:padding-right="0cm" draw:shadow="hidden" draw:shadow-offset-x="0.2cm" draw:shadow-offset-y="0.2cm" draw:shadow-color="#808080"/>
    </style:style>
    <style:style style:name="gr107" style:family="graphic" style:parent-style-name="standard">
      <style:graphic-properties draw:stroke="none" svg:stroke-color="#000000" draw:fill="none" draw:fill-color="#ffffff" draw:auto-grow-width="true" fo:min-height="0.276cm" fo:min-width="1.941cm" fo:padding-top="0cm" fo:padding-bottom="0cm" fo:padding-left="0cm" fo:padding-right="0cm"/>
    </style:style>
    <style:style style:name="gr108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.039cm" fo:min-width="0.232cm" fo:padding-top="0.142cm" fo:padding-bottom="0.142cm" fo:padding-left="0.267cm" fo:padding-right="0.267cm"/>
    </style:style>
    <style:style style:name="gr109" style:family="graphic" style:parent-style-name="objectwithoutfill">
      <style:graphic-properties svg:stroke-width="0.028cm" svg:stroke-color="#ff3333" draw:marker-start-width="0.242cm" draw:marker-end="Dimension_20_Lines" draw:marker-end-width="0.25cm" draw:fill="none" draw:textarea-vertical-align="middle" draw:auto-grow-height="true" fo:padding-top="0.139cm" fo:padding-bottom="0.139cm" fo:padding-left="0.264cm" fo:padding-right="0.264cm" fo:wrap-option="no-wrap"/>
    </style:style>
    <style:style style:name="gr110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draw:auto-grow-height="false" draw:auto-grow-width="true" fo:min-height="0.187cm" fo:min-width="0.186cm" fo:padding-top="0cm" fo:padding-bottom="0cm" fo:padding-left="0cm" fo:padding-right="0cm" draw:shadow="hidden" draw:shadow-offset-x="0.2cm" draw:shadow-offset-y="0.2cm" draw:shadow-color="#808080"/>
    </style:style>
    <style:style style:name="gr111" style:family="graphic" style:parent-style-name="text">
      <style:graphic-properties draw:stroke="solid" svg:stroke-width="0.035cm" svg:stroke-color="#b2b2b2" draw:marker-start-width="0.252cm" draw:marker-end-width="0.252cm" draw:textarea-horizontal-align="justify" draw:textarea-vertical-align="middle" draw:auto-grow-height="false" fo:min-height="2.258cm" fo:min-width="4.22cm" fo:padding-top="0.017cm" fo:padding-bottom="0.017cm" fo:padding-left="0.017cm" fo:padding-right="0.017cm" fo:wrap-option="no-wrap"/>
    </style:style>
    <style:style style:name="gr112" style:family="graphic" style:parent-style-name="text">
      <style:graphic-properties draw:stroke="solid" svg:stroke-width="0.081cm" svg:stroke-color="#ffcc99" draw:marker-start-width="0.32cm" draw:marker-end-width="0.32cm" draw:fill="solid" draw:fill-color="#ffcc99" draw:opacity="30%" draw:textarea-horizontal-align="justify" draw:textarea-vertical-align="middle" draw:auto-grow-height="false" fo:min-height="1.638cm" fo:min-width="3.738cm" fo:padding-top="0.039cm" fo:padding-bottom="0.039cm" fo:padding-left="0.039cm" fo:padding-right="0.039cm" fo:wrap-option="no-wrap"/>
    </style:style>
    <style:style style:name="gr113" style:family="graphic" style:parent-style-name="text">
      <style:graphic-properties draw:stroke="solid" svg:stroke-width="0.318cm" svg:stroke-color="#ffcc99" draw:marker-start-width="0.674cm" draw:marker-end-width="0.674cm" draw:fill="solid" draw:fill-color="#ffffff" draw:textarea-horizontal-align="justify" draw:textarea-vertical-align="middle" draw:auto-grow-height="false" fo:min-height="0.674cm" fo:min-width="2.897cm" fo:padding-top="0.156cm" fo:padding-bottom="0.156cm" fo:padding-left="0.156cm" fo:padding-right="0.156cm" fo:wrap-option="no-wrap"/>
    </style:style>
    <style:style style:name="gr114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088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117" style:family="graphic" style:parent-style-name="text">
      <style:graphic-properties draw:stroke="none" svg:stroke-color="#000000" draw:fill="none" draw:fill-color="#ffffff" draw:auto-grow-height="true" fo:min-height="0.429cm" fo:min-width="1.742cm" fo:wrap-option="no-wrap"/>
    </style:style>
    <style:style style:name="gr118" style:family="graphic" style:parent-style-name="text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477cm" fo:min-width="2.033cm" fo:padding-top="0.009cm" fo:padding-bottom="0.009cm" fo:padding-left="0.009cm" fo:padding-right="0.009cm" fo:wrap-option="no-wrap"/>
    </style:style>
    <style:style style:name="gr119" style:family="graphic" style:parent-style-name="text">
      <style:graphic-properties draw:textarea-vertical-align="middle" draw:auto-grow-height="false" fo:min-height="0.701cm" fo:min-width="0.701cm" fo:wrap-option="no-wrap"/>
    </style:style>
    <style:style style:name="gr120" style:family="graphic" style:parent-style-name="standard">
      <style:graphic-properties draw:stroke="none" svg:stroke-color="#000000" draw:fill="none" draw:fill-color="#ffffff" draw:auto-grow-width="true" fo:min-height="0.276cm" fo:min-width="0.802cm" fo:padding-top="0cm" fo:padding-bottom="0cm" fo:padding-left="0cm" fo:padding-right="0cm"/>
    </style:style>
    <style:style style:name="gr121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</style:style>
    <style:style style:name="gr122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</style:style>
    <style:style style:name="gr123" style:family="graphic" style:parent-style-name="text">
      <style:graphic-properties draw:stroke="none" svg:stroke-width="0.018cm" svg:stroke-color="#000000" draw:marker-start-width="0.227cm" draw:marker-end-width="0.227cm" draw:fill="solid" draw:fill-color="#000000" draw:textarea-vertical-align="middle" draw:auto-grow-height="false" fo:min-height="0.57cm" fo:min-width="0.565cm" fo:padding-top="0.009cm" fo:padding-bottom="0.009cm" fo:padding-left="0.009cm" fo:padding-right="0.009cm" fo:wrap-option="no-wrap"/>
    </style:style>
    <style:style style:name="gr124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</style:style>
    <style:style style:name="gr125" style:family="graphic" style:parent-style-name="standard">
      <style:graphic-properties draw:stroke="none" svg:stroke-color="#000000" draw:fill="none" draw:fill-color="#ffffff" draw:auto-grow-width="true" fo:min-height="0.276cm" fo:min-width="0.438cm" fo:padding-top="0cm" fo:padding-bottom="0cm" fo:padding-left="0cm" fo:padding-right="0cm"/>
    </style:style>
    <style:style style:name="gr126" style:family="graphic" style:parent-style-name="standard">
      <style:graphic-properties draw:stroke="none" svg:stroke-color="#000000" draw:fill="none" draw:fill-color="#ffffff" draw:auto-grow-width="true" fo:min-height="0.276cm" fo:min-width="0.425cm" fo:padding-top="0cm" fo:padding-bottom="0cm" fo:padding-left="0cm" fo:padding-right="0cm"/>
    </style:style>
    <style:style style:name="gr127" style:family="graphic" style:parent-style-name="objectwithoutfill">
      <style:graphic-properties svg:stroke-width="0.028cm" svg:stroke-color="#ff3333" draw:marker-start-width="0.242cm" draw:marker-end="Dimension_20_Lines" draw:marker-end-width="0.242cm" draw:fill="none" draw:textarea-vertical-align="middle" draw:auto-grow-height="true" fo:padding-top="0.139cm" fo:padding-bottom="0.139cm" fo:padding-left="0.264cm" fo:padding-right="0.264cm" fo:wrap-option="no-wrap"/>
    </style:style>
    <style:style style:name="gr128" style:family="graphic" style:parent-style-name="objectwithoutfill">
      <style:graphic-properties svg:stroke-width="0.028cm" svg:stroke-color="#ff3333" draw:marker-start-width="0.242cm" draw:marker-end="Dimension_20_Lines" draw:marker-end-width="0.2cm" draw:fill="none" draw:textarea-vertical-align="middle" draw:auto-grow-height="true" fo:padding-top="0.139cm" fo:padding-bottom="0.139cm" fo:padding-left="0.264cm" fo:padding-right="0.264cm" fo:wrap-option="no-wrap"/>
    </style:style>
    <style:style style:name="gr129" style:family="graphic" style:parent-style-name="objectwithoutfill">
      <style:graphic-properties svg:stroke-width="0.028cm" svg:stroke-color="#000000" draw:marker-start="Symmetric_20_Arrow" draw:marker-start-width="0.1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</style:style>
    <style:style style:name="gr1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476cm" fo:padding-top="0cm" fo:padding-bottom="0cm" fo:padding-left="0cm" fo:padding-right="0cm" draw:shadow="hidden" draw:shadow-offset-x="0.2cm" draw:shadow-offset-y="0.2cm" draw:shadow-color="#808080"/>
    </style:style>
    <style:style style:name="gr131" style:family="graphic" style:parent-style-name="standard">
      <style:graphic-properties draw:stroke="none" svg:stroke-color="#000000" draw:fill="none" draw:fill-color="#ffffff" fo:min-height="0.319cm"/>
    </style:style>
    <style:style style:name="gr132" style:family="graphic" style:parent-style-name="standard">
      <style:graphic-properties draw:stroke="none" svg:stroke-color="#000000" draw:fill="none" draw:fill-color="#ffffff" draw:auto-grow-width="true" fo:min-height="0.868cm" fo:min-width="3.46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3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69696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2cbf8"/>
      <style:paragraph-properties fo:text-align="center"/>
      <style:text-properties style:font-name="Arial" fo:font-size="5pt" style:font-size-asian="5pt" style:font-size-complex="5pt"/>
    </style:style>
    <style:style style:name="P8" style:family="paragraph">
      <loext:graphic-properties draw:fill="solid" draw:fill-color="#ffffff"/>
      <style:paragraph-properties fo:text-align="center"/>
      <style:text-properties style:font-name="Arial" fo:font-size="5pt" style:font-size-asian="5pt" style:font-size-complex="5pt"/>
    </style:style>
    <style:style style:name="P9" style:family="paragraph">
      <loext:graphic-properties draw:fill-color="#ffffff"/>
      <style:paragraph-properties fo:text-align="center"/>
      <style:text-properties style:font-name="Arial" fo:font-size="5pt" style:font-size-asian="5pt" style:font-size-complex="5pt"/>
    </style:style>
    <style:style style:name="P10" style:family="paragraph">
      <loext:graphic-properties draw:fill="solid" draw:fill-color="#c0c0c0"/>
      <style:paragraph-properties fo:text-align="center"/>
      <style:text-properties style:font-name="Arial" fo:font-size="5pt" style:font-size-asian="5pt" style:font-size-complex="5pt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2cbf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style:font-name="Arial" fo:font-size="5pt"/>
    </style:style>
    <style:style style:name="P18" style:family="paragraph">
      <loext:graphic-properties draw:fill="none" draw:fill-color="#ffffff"/>
      <style:text-properties fo:color="#ff0000" style:font-name="Arial" fo:font-size="5pt"/>
    </style:style>
    <style:style style:name="P19" style:family="paragraph">
      <loext:graphic-properties draw:fill="solid" draw:fill-color="#c0c0c0"/>
      <style:paragraph-properties fo:text-align="center"/>
    </style:style>
    <style:style style:name="P20" style:family="paragraph">
      <loext:graphic-properties draw:fill="none" draw:fill-color="#ffffff" draw:opacity="30%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Arial" fo:font-size="5pt" style:font-size-asian="5pt" style:font-size-complex="5pt"/>
    </style:style>
    <style:style style:name="P22" style:family="paragraph">
      <loext:graphic-properties draw:fill-color="#ffcc00"/>
      <style:paragraph-properties fo:text-align="center"/>
      <style:text-properties style:font-name="Arial" fo:font-size="5pt" style:font-size-asian="5pt" style:font-size-complex="5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c0c0c0"/>
      <style:paragraph-properties fo:text-align="center"/>
    </style:style>
    <style:style style:name="P25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style:font-name="Arial" fo:font-size="5pt" style:font-size-asian="5pt" style:font-size-complex="5pt"/>
    </style:style>
    <style:style style:name="P27" style:family="paragraph">
      <loext:graphic-properties draw:fill-color="#ffd700"/>
      <style:paragraph-properties fo:text-align="center"/>
    </style:style>
    <style:style style:name="P28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29" style:family="paragraph">
      <loext:graphic-properties draw:fill="hatch" draw:fill-hatch-name="Blue_20_Crossed_20_45_20_Degrees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text-properties fo:color="#ff0000" style:font-name="Arial" fo:font-size="5pt" style:font-size-asian="5pt" style:font-size-complex="5pt"/>
    </style:style>
    <style:style style:name="P32" style:family="paragraph">
      <loext:graphic-properties draw:fill="none"/>
      <style:paragraph-properties fo:text-align="center"/>
      <style:text-properties fo:color="#ff3333"/>
    </style:style>
    <style:style style:name="P33" style:family="paragraph">
      <loext:graphic-properties draw:fill="none" draw:fill-color="#ffffff"/>
      <style:text-properties style:font-name="Arial" fo:font-size="5pt" fo:background-color="#ffffff" style:font-size-asian="5pt" style:font-size-complex="5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-color="#dddddd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49" style:family="paragraph">
      <loext:graphic-properties draw:fill="solid" draw:fill-color="#ffcc99" draw:opacity="30%"/>
      <style:paragraph-properties fo:text-align="center"/>
    </style:style>
    <style:style style:name="P50" style:family="paragraph">
      <loext:graphic-properties draw:fill="none" draw:fill-color="#ffffff"/>
      <style:text-properties fo:color="#000000" style:font-name="Arial" fo:font-size="5pt" fo:font-weight="bold" style:font-size-asian="5pt" style:font-weight-asian="bold" style:font-size-complex="5pt" style:font-weight-complex="bold"/>
    </style:style>
    <style:style style:name="P51" style:family="paragraph">
      <loext:graphic-properties draw:fill="solid" draw:fill-color="#000000"/>
      <style:paragraph-properties fo:text-align="center"/>
    </style:style>
    <style:style style:name="P52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53" style:family="paragraph">
      <style:paragraph-properties fo:text-align="start"/>
    </style:style>
    <style:style style:name="P54" style:family="paragraph">
      <loext:graphic-properties draw:fill="none" draw:fill-color="#ffffff"/>
      <style:paragraph-properties fo:text-align="start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5pt" style:font-size-asian="5pt" style:font-size-complex="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22pt" style:font-size-complex="22pt"/>
    </style:style>
    <style:style style:name="T6" style:family="text">
      <style:text-properties style:text-position="-33% 58%" style:font-name="Arial" fo:font-size="7pt" style:font-size-asian="22pt" style:font-size-complex="22pt"/>
    </style:style>
    <style:style style:name="T7" style:family="text">
      <style:text-properties fo:color="#ff0000" style:font-name="Arial" fo:font-size="7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style:font-name="Arial" fo:font-size="7pt" style:font-size-asian="7pt" style:font-size-complex="7pt"/>
    </style:style>
    <style:style style:name="T12" style:family="text">
      <style:text-properties style:text-position="33% 58%" style:font-name="Arial" fo:font-size="7pt" style:font-size-asian="7pt" style:font-size-complex="7pt"/>
    </style:style>
    <style:style style:name="T13" style:family="text">
      <style:text-properties fo:color="#ff0000" style:font-name="Arial" fo:font-size="7pt" style:font-size-asian="7pt" style:font-size-complex="7pt"/>
    </style:style>
    <style:style style:name="T14" style:family="text">
      <style:text-properties style:font-name="Arial" fo:font-size="7pt" fo:background-color="#ffffff" style:font-size-asian="7pt" style:font-size-complex="7pt"/>
    </style:style>
    <style:style style:name="T15" style:family="text">
      <style:text-properties style:text-position="0% 100%" style:font-name="Arial" fo:font-size="7pt" style:font-size-asian="7pt" style:font-size-complex="7pt"/>
    </style:style>
    <style:style style:name="T1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T25" style:family="text">
      <style:text-properties fo:color="#000000" style:text-position="0% 100%" style:font-name="Arial" fo:font-size="7pt" fo:font-weight="normal" style:font-size-asian="7pt" style:font-weight-asian="normal" style:font-size-complex="7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Arial" fo:font-size="10pt" style:font-size-asian="10pt" style:font-size-complex="10pt"/>
    </style:style>
    <style:style style:name="T2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2.8cm" svg:x="1.4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2" draw:text-style-name="P2" draw:layer="layout" draw:type="curve" draw:line-skew="0.343cm" svg:x1="7.882cm" svg:y1="8.548cm" svg:x2="7.96cm" svg:y2="7.755cm" draw:start-shape="id1" draw:start-glue-point="3" draw:end-shape="id2" draw:end-glue-point="3" svg:d="M7882 8548c-235 0-274-793 78-793" svg:viewBox="0 0 260 794">
            <text:p/>
          </draw:connector>
          <draw:custom-shape draw:style-name="gr3" draw:text-style-name="P3" draw:layer="layout" svg:width="1.584cm" svg:height="0.95cm" svg:x="3.1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038cm" svg:height="0.418cm" svg:x="3.462cm" svg:y="7.9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585cm" svg:height="0.585cm" svg:x="3.683cm" svg:y="7.79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6" draw:layer="layout" svg:width="0.079cm" svg:height="0.155cm" svg:x="3.936cm" svg:y="8.01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6" draw:layer="layout" svg:width="0.061cm" svg:height="0.069cm" svg:x="3.945cm" svg:y="8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7" xml:id="id6" draw:id="id6" draw:layer="layout" svg:width="0.568cm" svg:height="0.2cm" svg:x="3.408cm" svg:y="7.568cm">
            <text:p text:style-name="P1"><text:span text:style-name="T1">Pink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0.2cm" svg:height="0.2cm" svg:x="3.2cm" svg:y="7.412cm">
            <text:p text:style-name="P1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7" draw:id="id7">
            <draw:custom-shape draw:style-name="gr10" draw:text-style-name="P9" draw:layer="layout" svg:width="0.765cm" svg:height="0.252cm" svg:x="4.176cm" svg:y="7.1cm">
              <text:p text:style-name="P1"><text:span text:style-name="T1">Park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0.2cm" svg:height="0.2cm" svg:x="4.008cm" svg:y="7.152cm">
              <text:p text:style-name="P1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8" draw:id="id8">
            <draw:custom-shape draw:style-name="gr11" draw:text-style-name="P10" draw:layer="layout" svg:width="0.3cm" svg:height="0.3cm" svg:x="4.318cm" svg:y="7.358cm">
              <text:p text:style-name="P1"><text:span text:style-name="T2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" draw:text-style-name="P8" draw:layer="layout" svg:width="0.2cm" svg:height="0.2cm" svg:x="4.166cm" svg:y="7.408cm">
              <text:p text:style-name="P1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11" draw:layer="layout" svg:width="1.038cm" svg:height="0.418cm" svg:x="6.363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" draw:text-style-name="P5" draw:layer="layout" svg:width="0.585cm" svg:height="0.585cm" svg:x="6.584cm" svg:y="7.80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6" draw:layer="layout" svg:width="0.079cm" svg:height="0.155cm" svg:x="6.837cm" svg:y="8.02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6" draw:layer="layout" svg:width="0.061cm" svg:height="0.069cm" svg:x="6.846cm" svg:y="8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12" draw:layer="layout" svg:width="1.584cm" svg:height="0.95cm" svg:x="6.0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" draw:text-style-name="P14" draw:layer="layout" svg:width="0.568cm" svg:height="0.2cm" svg:x="6.309cm" svg:y="7.558cm">
              <text:p text:style-name="P13"><text:span text:style-name="T3">Pink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0.2cm" svg:height="0.2cm" svg:x="6.101cm" svg:y="7.458cm">
              <text:p text:style-name="P13"><text:span text:style-name="T4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16" draw:layer="layout" svg:width="0.3cm" svg:height="0.3cm" svg:x="7.219cm" svg:y="7.36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0.3cm" svg:height="0.3cm" svg:x="7.436cm" svg:y="7.29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6" draw:layer="layout" svg:width="0.3cm" svg:height="0.3cm" svg:x="7.674cm" svg:y="7.22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6" draw:layer="layout" svg:width="0.3cm" svg:height="0.3cm" svg:x="7.44cm" svg:y="6.971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text-style-name="P2" xml:id="id3" draw:id="id3" draw:layer="layout" svg:x1="7.82cm" svg:y1="7.532cm" svg:x2="7.974cm" svg:y2="7.374cm">
            <draw:glue-point draw:id="4" svg:x="-0.324cm" svg:y="0.189cm"/>
            <text:p/>
          </draw:line>
          <draw:line draw:style-name="gr23" draw:text-style-name="P2" xml:id="id4" draw:id="id4" draw:layer="layout" svg:x1="7.746cm" svg:y1="7.129cm" svg:x2="7.592cm" svg:y2="6.971cm">
            <draw:glue-point draw:id="4" svg:x="-0.519cm" svg:y="-0.063cm"/>
            <text:p/>
          </draw:line>
          <draw:custom-shape draw:style-name="gr24" draw:text-style-name="P9" draw:layer="layout" svg:width="0.635cm" svg:height="0.289cm" svg:x="7.506cm" svg:y="8.018cm">
            <text:p text:style-name="P1"><text:span text:style-name="T1">M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7" xml:id="id1" draw:id="id1" draw:layer="layout" svg:width="0.472cm" svg:height="0.335cm" svg:x="7.882cm" svg:y="8.381cm">
            <draw:text-box>
              <text:p><text:span text:style-name="T5">D</text:span><text:span text:style-name="T6">C</text:span></text:p>
            </draw:text-box>
          </draw:frame>
          <draw:frame draw:style-name="gr26" draw:text-style-name="P18" xml:id="id2" draw:id="id2" draw:layer="layout" svg:width="0.819cm" svg:height="0.276cm" svg:x="7.96cm" svg:y="7.617cm">
            <draw:text-box>
              <text:p><text:span text:style-name="T7">DOPAL</text:span></text:p>
            </draw:text-box>
          </draw:frame>
          <draw:connector draw:style-name="gr27" draw:text-style-name="P2" draw:layer="layout" draw:type="line" svg:x1="7.893cm" svg:y1="7.455cm" svg:x2="8.369cm" svg:y2="7.617cm" draw:start-shape="id3" draw:start-glue-point="4" draw:end-shape="id2" draw:end-glue-point="0" svg:d="M7893 7455l476 162" svg:viewBox="0 0 477 163">
            <text:p/>
          </draw:connector>
          <draw:frame draw:style-name="gr26" draw:text-style-name="P18" xml:id="id5" draw:id="id5" draw:layer="layout" svg:width="0.819cm" svg:height="0.276cm" svg:x="7.948cm" svg:y="6.78cm">
            <draw:text-box>
              <text:p><text:span text:style-name="T7">DOPAL</text:span></text:p>
            </draw:text-box>
          </draw:frame>
          <draw:connector draw:style-name="gr27" draw:text-style-name="P2" draw:layer="layout" draw:type="line" svg:x1="7.662cm" svg:y1="7.05cm" svg:x2="7.948cm" svg:y2="6.918cm" draw:start-shape="id4" draw:start-glue-point="4" draw:end-shape="id5" svg:d="M7662 7050l286-132" svg:viewBox="0 0 287 133">
            <text:p/>
          </draw:connector>
          <draw:g>
            <draw:custom-shape draw:style-name="gr28" draw:text-style-name="P19" draw:layer="layout" svg:width="2cm" svg:height="0.482cm" svg:x="4.491cm" svg:y="8.758cm">
              <text:p/>
              <draw:enhanced-geometry svg:viewBox="0 0 21600 21600" draw:mirror-horizontal="false" draw:mirror-vertic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" draw:text-style-name="P3" draw:layer="layout" svg:width="1.584cm" svg:height="0.95cm" svg:x="4.699cm" svg:y="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" draw:layer="layout" svg:width="1.206cm" svg:height="0.533cm" svg:x="4.888cm" svg:y="9.20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0" draw:text-style-name="P5" draw:layer="layout" svg:width="0.585cm" svg:height="0.585cm" svg:x="5.199cm" svg:y="9.183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1" draw:text-style-name="P6" draw:layer="layout" svg:width="0.079cm" svg:height="0.155cm" svg:x="5.452cm" svg:y="9.404cm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2" draw:text-style-name="P6" draw:layer="layout" svg:width="0.061cm" svg:height="0.069cm" svg:x="5.461cm" svg:y="9.6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3" draw:text-style-name="P20" draw:layer="layout" svg:width="1.682cm" svg:height="1.048cm" svg:x="4.65cm" svg:y="8.9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20" draw:layer="layout" svg:width="1.741cm" svg:height="1.148cm" svg:x="4.621cm" svg:y="8.9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19" draw:layer="layout" svg:width="2cm" svg:height="0.425cm" svg:x="4.491cm" svg:y="9.763cm">
              <text:p/>
              <draw:enhanced-geometry svg:viewBox="0 0 21600 21600" draw:mirror-vertical="true" draw:mirror-horizont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line draw:style-name="gr2" draw:text-style-name="P2" draw:layer="layout" svg:x1="5.076cm" svg:y1="7.892cm" svg:x2="5.776cm" svg:y2="7.892cm">
            <text:p/>
          </draw:line>
          <draw:line draw:style-name="gr36" draw:text-style-name="P21" draw:layer="layout" svg:x1="5.076cm" svg:y1="8.092cm" svg:x2="5.776cm" svg:y2="8.092cm">
            <text:p text:style-name="P1"><text:span text:style-name="T2"/></text:p>
            <text:p text:style-name="P1"><text:span text:style-name="T2"/></text:p>
            <text:p text:style-name="P1"><text:span text:style-name="T1">USP30/35</text:span></text:p>
          </draw:line>
          <draw:custom-shape draw:style-name="gr37" draw:text-style-name="P22" draw:layer="layout" svg:width="0.344cm" svg:height="0.344cm" svg:x="5.24cm" svg:y="7.48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3cm" svg:height="0.3cm" svg:x="7.198cm" svg:y="6.913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9" draw:text-style-name="P2" draw:layer="layout" draw:type="curve" svg:x1="3.692cm" svg:y1="7.568cm" svg:x2="4.008cm" svg:y2="7.226cm" draw:start-shape="id6" draw:start-glue-point="0" draw:end-shape="id7" draw:end-glue-point="3" svg:d="M3692 7568c0-228 105-342 316-342" svg:viewBox="0 0 317 343">
            <text:p/>
          </draw:connector>
          <draw:connector draw:style-name="gr39" draw:text-style-name="P2" draw:layer="layout" draw:type="curve" svg:x1="3.692cm" svg:y1="7.568cm" svg:x2="4.166cm" svg:y2="7.508cm" draw:start-shape="id6" draw:start-glue-point="0" draw:end-shape="id8" draw:end-glue-point="3" svg:d="M3692 7568c0-40 158-60 474-60" svg:viewBox="0 0 475 61">
            <text:p/>
          </draw:connector>
          <draw:line draw:style-name="gr39" draw:text-style-name="P2" draw:layer="layout" svg:x1="4.328cm" svg:y1="9.492cm" svg:x2="5.198cm" svg:y2="9.506cm">
            <text:p/>
          </draw:line>
          <draw:frame draw:style-name="gr40" draw:text-style-name="P23" draw:layer="layout" svg:width="1.606cm" svg:height="0.826cm" svg:x="2.766cm" svg:y="9.13cm">
            <draw:text-box>
              <text:p text:style-name="P13"><text:span text:style-name="T8">fatty acyl-CoA</text:span></text:p>
              <text:p text:style-name="P13"><text:span text:style-name="T8">amino acids</text:span></text:p>
              <text:p text:style-name="P13"><text:span text:style-name="T8">citrate/malate</text:span></text:p>
            </draw:text-box>
          </draw:frame>
          <draw:custom-shape draw:style-name="gr41" draw:text-style-name="P16" draw:layer="layout" svg:width="0.3cm" svg:height="0.3cm" svg:x="6.739cm" svg:y="8.95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42" draw:text-style-name="P16" draw:layer="layout" svg:width="0.3cm" svg:height="0.3cm" svg:x="6.739cm" svg:y="9.463cm">
              <text:p text:style-name="P13"><text:span text:style-name="T4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style-name="gr27" draw:text-style-name="P2" draw:layer="layout" svg:x1="6.884cm" svg:y1="9.763cm" svg:x2="7.039cm" svg:y2="9.608cm">
              <text:p/>
            </draw:line>
          </draw:g>
          <draw:frame draw:style-name="gr43" draw:text-style-name="P23" draw:layer="layout" svg:width="2.448cm" svg:height="1.4cm" svg:x="6.658cm" svg:y="8.99cm">
            <draw:text-box>
              <text:p text:style-name="P13"><text:span text:style-name="T8"><text:s text:c="2"/></text:span><text:span text:style-name="T8">= ubiquitin(Lys)</text:span></text:p>
              <text:p text:style-name="P13"><text:span text:style-name="T9"><text:s/></text:span></text:p>
              <text:p text:style-name="P13"><text:span text:style-name="T10"><text:s text:c="6"/></text:span><text:span text:style-name="T10">--DOPAL </text:span><text:span text:style-name="T8">mediated</text:span></text:p>
              <text:p text:style-name="P13"><text:span text:style-name="T8">autophagosome </text:span><text:span text:style-name="T8"><text:line-break/></text:span><text:span text:style-name="T8">formation disruption </text:span></text:p>
            </draw:text-box>
          </draw:frame>
          <draw:custom-shape draw:style-name="gr37" draw:text-style-name="P22" draw:layer="layout" svg:width="0.344cm" svg:height="0.344cm" svg:x="3.416cm" svg:y="8.756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9" draw:text-style-name="P2" draw:layer="layout" svg:x1="5.948cm" svg:y1="16.738cm" svg:x2="5.948cm" svg:y2="17.298cm">
            <text:p/>
          </draw:line>
          <draw:line draw:style-name="gr39" draw:text-style-name="P2" draw:layer="layout" svg:x1="8.972cm" svg:y1="16.782cm" svg:x2="8.972cm" svg:y2="17.258cm">
            <text:p/>
          </draw:line>
          <draw:connector draw:style-name="gr39" draw:text-style-name="P2" draw:layer="layout" draw:type="curve" draw:line-skew="-0.306cm" svg:x1="5.609cm" svg:y1="16.733cm" svg:x2="6.29cm" svg:y2="16.734cm" draw:start-shape="id9" draw:start-glue-point="8" draw:end-shape="id10" draw:end-glue-point="8" svg:d="M5609 16733c0 315 681 314 681 1" svg:viewBox="0 0 682 237">
            <text:p/>
          </draw:connector>
          <draw:custom-shape draw:style-name="gr44" draw:text-style-name="P2" draw:layer="layout" svg:width="0.7cm" svg:height="0.7cm" svg:x="2.729cm" svg:y="17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8.607cm" svg:y="17.054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5.599cm" svg:y="17.053cm">
            <text:p text:style-name="P1"><text:span text:style-name="T1">H</text:span><text:span text:style-name="T12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layout" svg:width="0.3cm" svg:height="0.3cm" svg:x="5.799cm" svg:y="16.846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24" draw:layer="layout" svg:width="0.3cm" svg:height="0.2cm" svg:x="8.807cm" svg:y="16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8" draw:text-style-name="P25" xml:id="id9" draw:id="id9" draw:layer="layout" svg:width="0.344cm" svg:height="0.344cm" svg:x="5.437cm" svg:y="16.389cm">
              <text:p text:style-name="P13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6" xml:id="id10" draw:id="id10" draw:layer="layout" svg:width="0.344cm" svg:height="0.344cm" svg:x="6.118cm" svg:y="16.39cm">
              <text:p text:style-name="P13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0" draw:text-style-name="P26" draw:layer="layout" svg:width="0.345cm" svg:height="0.335cm" svg:x="8.812cm" svg:y="16.459cm">
            <draw:text-box>
              <text:p><text:span text:style-name="T1">D</text:span><text:span text:style-name="T11">C</text:span></text:p>
            </draw:text-box>
          </draw:frame>
          <draw:frame draw:style-name="gr51" draw:text-style-name="P26" draw:layer="layout" svg:width="4.553cm" svg:height="0.276cm" svg:x="3.947cm" svg:y="16cm">
            <draw:text-box>
              <text:p><text:span text:style-name="T1">Dopamine filled synaptic vesicle formation</text:span></text:p>
            </draw:text-box>
          </draw:frame>
          <draw:line draw:style-name="gr52" draw:text-style-name="P21" draw:layer="layout" svg:x1="3.568cm" svg:y1="17.36cm" svg:x2="5.468cm" svg:y2="17.36cm">
            <text:p text:style-name="P1"><text:span text:style-name="T1">V-ATPase</text:span></text:p>
            <text:p text:style-name="P1"><text:span text:style-name="T2"/></text:p>
            <text:p text:style-name="P1"><text:span text:style-name="T2"/></text:p>
          </draw:line>
          <draw:line draw:style-name="gr52" draw:text-style-name="P21" draw:layer="layout" svg:x1="6.564cm" svg:y1="17.371cm" svg:x2="8.464cm" svg:y2="17.371cm">
            <text:p text:style-name="P1"><text:span text:style-name="T2"/></text:p>
            <text:p text:style-name="P1"><text:span text:style-name="T1">VMAT 2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line>
        </draw:g>
        <draw:g>
          <draw:line draw:style-name="gr53" draw:text-style-name="P21" draw:layer="layout" svg:x1="5.719cm" svg:y1="24.3cm" svg:x2="7.7cm" svg:y2="24.3cm">
            <text:p text:style-name="P1"><text:span text:style-name="T1"><text:s text:c="16"/></text:span></text:p>
            <text:p text:style-name="P1"><text:span text:style-name="T2"/></text:p>
            <text:p text:style-name="P1"><text:span text:style-name="T1"><text:s text:c="18"/></text:span><text:span text:style-name="T1">HSC70</text:span></text:p>
          </draw:line>
          <draw:custom-shape draw:style-name="gr54" draw:text-style-name="P2" xml:id="id15" draw:id="id15" draw:layer="layout" svg:width="0.364cm" svg:height="0.364cm" svg:x="4.135cm" svg:y="2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" draw:layer="layout" svg:width="0.401cm" svg:height="0.401cm" svg:x="7.017cm" svg:y="22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" xml:id="id13" draw:id="id13" draw:layer="layout" svg:width="0.562cm" svg:height="0.562cm" svg:x="6.937cm" svg:y="22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" xml:id="id14" draw:id="id14" draw:layer="layout" svg:width="1.373cm" svg:height="1.373cm" svg:x="4.966cm" svg:y="2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" draw:layer="layout" svg:x1="5.656cm" svg:y1="22.5cm" svg:x2="5.656cm" svg:y2="23.627cm">
            <text:p/>
          </draw:line>
          <draw:g>
            <draw:connector draw:style-name="gr39" draw:text-style-name="P2" draw:layer="layout" draw:type="curve" draw:line-skew="-0.235cm" svg:x1="5.296cm" svg:y1="22.957cm" svg:x2="5.977cm" svg:y2="22.958cm" draw:start-shape="id11" draw:start-glue-point="8" draw:end-shape="id12" draw:end-glue-point="8" svg:d="M5296 22957c0 421 681 421 681 1" svg:viewBox="0 0 682 317">
              <text:p/>
            </draw:connector>
            <draw:custom-shape draw:style-name="gr46" draw:text-style-name="P19" draw:layer="layout" svg:width="0.3cm" svg:height="0.3cm" svg:x="5.5cm" svg:y="23.142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g>
              <draw:custom-shape draw:style-name="gr58" draw:text-style-name="P25" xml:id="id11" draw:id="id11" draw:layer="layout" svg:width="0.344cm" svg:height="0.344cm" svg:x="5.124cm" svg:y="22.613cm">
                <text:p text:style-name="P13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9" draw:text-style-name="P16" xml:id="id12" draw:id="id12" draw:layer="layout" svg:width="0.344cm" svg:height="0.344cm" svg:x="5.805cm" svg:y="22.614cm">
                <text:p text:style-name="P13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60" draw:text-style-name="P26" draw:layer="layout" svg:width="0.917cm" svg:height="0.276cm" svg:x="5.183cm" svg:y="22.274cm">
            <draw:text-box>
              <text:p><text:span text:style-name="T1">Zn</text:span><text:span text:style-name="T12">+2</text:span><text:span text:style-name="T1"> / H</text:span><text:span text:style-name="T12">+</text:span></text:p>
            </draw:text-box>
          </draw:frame>
          <draw:frame draw:style-name="gr61" draw:text-style-name="P23" draw:layer="layout" svg:width="0.523cm" svg:height="0.276cm" svg:x="5.385cm" svg:y="23.768cm">
            <draw:text-box>
              <text:p text:style-name="P13"><text:span text:style-name="T8">GBA</text:span></text:p>
            </draw:text-box>
          </draw:frame>
          <draw:custom-shape draw:style-name="gr62" draw:text-style-name="P9" draw:layer="layout" svg:width="0.915cm" svg:height="0.3cm" svg:x="5.879cm" svg:y="24.16cm">
            <text:p text:style-name="P1"><text:span text:style-name="T1">LAM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23" draw:layer="layout" svg:width="1.606cm" svg:height="0.826cm" svg:x="7.62cm" svg:y="23.9cm">
            <draw:text-box>
              <text:p text:style-name="P13"><text:span text:style-name="T8">(KFERQ motif)</text:span><text:span text:style-name="T8"><text:line-break/></text:span><text:span text:style-name="T8">LRRK2</text:span></text:p>
              <text:p text:style-name="P13"><text:span text:style-name="T8">α-Syn</text:span></text:p>
            </draw:text-box>
          </draw:frame>
          <draw:connector draw:style-name="gr2" draw:text-style-name="P2" draw:layer="layout" draw:type="line" svg:x1="7.019cm" svg:y1="22.817cm" svg:x2="6.138cm" svg:y2="23.401cm" draw:start-shape="id13" draw:start-glue-point="7" draw:end-shape="id14" draw:end-glue-point="11" svg:d="M7019 22817l-881 584" svg:viewBox="0 0 882 585">
            <text:p/>
          </draw:connector>
          <draw:frame draw:style-name="gr64" draw:text-style-name="P23" draw:layer="layout" svg:width="0.754cm" svg:height="0.4cm" svg:x="6.757cm" svg:y="22.99cm">
            <draw:text-box>
              <text:p text:style-name="P13"><text:span text:style-name="T8">Rab7</text:span></text:p>
            </draw:text-box>
          </draw:frame>
          <draw:custom-shape draw:style-name="gr37" draw:text-style-name="P22" draw:layer="layout" svg:width="0.344cm" svg:height="0.344cm" svg:x="6.502cm" svg:y="23.169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5" draw:text-style-name="P2" draw:layer="layout" draw:type="line" svg:x1="4.446cm" svg:y1="22.747cm" svg:x2="5.167cm" svg:y2="23.401cm" draw:start-shape="id15" draw:start-glue-point="9" draw:end-shape="id14" draw:end-glue-point="5" svg:d="M4446 22747l721 654" svg:viewBox="0 0 722 655">
            <text:p/>
          </draw:connector>
          <draw:frame draw:style-name="gr66" draw:text-style-name="P23" draw:layer="layout" svg:width="1.915cm" svg:height="0.551cm" svg:x="3.018cm" svg:y="23.2cm">
            <draw:text-box>
              <text:p text:style-name="P13"><text:span text:style-name="T8">Rab-GTPases</text:span></text:p>
              <text:p text:style-name="P13"><text:span text:style-name="T8">VPS13C, VPS35 </text:span></text:p>
            </draw:text-box>
          </draw:frame>
          <draw:frame draw:style-name="gr67" draw:text-style-name="P23" draw:layer="layout" svg:width="1.683cm" svg:height="0.276cm" svg:x="3.444cm" svg:y="22cm">
            <draw:text-box>
              <text:p text:style-name="P13"><text:span text:style-name="T8">Late endosome</text:span></text:p>
            </draw:text-box>
          </draw:frame>
          <draw:frame draw:style-name="gr68" draw:text-style-name="P23" draw:layer="layout" svg:width="1.805cm" svg:height="0.276cm" svg:x="6.485cm" svg:y="22cm">
            <draw:text-box>
              <text:p text:style-name="P13"><text:span text:style-name="T8">Autophagophore</text:span></text:p>
            </draw:text-box>
          </draw:frame>
          <draw:custom-shape draw:style-name="gr37" draw:text-style-name="P22" draw:layer="layout" svg:width="0.344cm" svg:height="0.344cm" svg:x="3.799cm" svg:y="22.8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5cm" svg:height="0.6cm" svg:x="5.409cm" svg:y="24.405cm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0" draw:text-style-name="P23" draw:layer="layout" svg:width="1.217cm" svg:height="0.276cm" svg:x="5.054cm" svg:y="25.092cm">
            <draw:text-box>
              <text:p text:style-name="P13"><text:span text:style-name="T8">Nutrients</text:span></text:p>
            </draw:text-box>
          </draw:frame>
          <draw:frame draw:style-name="gr71" draw:text-style-name="P28" draw:layer="layout" svg:width="0.6cm" svg:height="0.276cm" svg:x="6.384cm" svg:y="23.858cm">
            <draw:text-box>
              <text:p><text:span text:style-name="T1">CMA</text:span></text:p>
            </draw:text-box>
          </draw:frame>
        </draw:g>
        <draw:g>
          <draw:custom-shape draw:style-name="gr72" draw:text-style-name="P29" draw:layer="layout" svg:width="0.7cm" svg:height="0.7cm" svg:x="2.686cm" svg:y="14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3.229cm" svg:y1="13.7cm" svg:x2="3.229cm" svg:y2="15.3cm">
            <text:p/>
          </draw:line>
          <draw:custom-shape draw:style-name="gr74" draw:text-style-name="P30" draw:layer="layout" svg:width="0.184cm" svg:height="0.8cm" svg:x="3.245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" draw:layer="layout" svg:width="0.7cm" svg:height="0.7cm" svg:x="8.564cm" svg:y="14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9.424cm" svg:y1="13.8cm" svg:x2="9.424cm" svg:y2="15.4cm">
            <text:p/>
          </draw:line>
          <draw:custom-shape draw:style-name="gr72" draw:text-style-name="P29" draw:layer="layout" svg:width="0.7cm" svg:height="0.7cm" svg:x="5.553cm" svg:y="14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6.413cm" svg:y1="13.8cm" svg:x2="6.413cm" svg:y2="15.4cm">
            <text:p/>
          </draw:line>
          <draw:line draw:style-name="gr39" draw:text-style-name="P2" draw:layer="layout" svg:x1="2.829cm" svg:y1="13.948cm" svg:x2="3.129cm" svg:y2="14.1cm">
            <text:p/>
          </draw:line>
          <draw:frame draw:style-name="gr75" draw:text-style-name="P26" draw:layer="layout" svg:width="0.65cm" svg:height="0.276cm" svg:x="2.287cm" svg:y="13.672cm">
            <draw:text-box>
              <text:p><text:span text:style-name="T1">α-Syn</text:span></text:p>
            </draw:text-box>
          </draw:frame>
          <draw:frame draw:style-name="gr75" draw:text-style-name="P26" draw:layer="layout" svg:width="0.65cm" svg:height="0.276cm" svg:x="2.287cm" svg:y="15.156cm">
            <draw:text-box>
              <text:p><text:span text:style-name="T1">α-Syn</text:span></text:p>
            </draw:text-box>
          </draw:frame>
          <draw:line draw:style-name="gr52" draw:text-style-name="P21" draw:layer="layout" svg:x1="3.429cm" svg:y1="14.549cm" svg:x2="5.329cm" svg:y2="14.549cm">
            <text:p text:style-name="P1"><text:span text:style-name="T1">Dynamin</text:span></text:p>
            <text:p text:style-name="P1"><text:span text:style-name="T1">Auxilin</text:span></text:p>
            <text:p text:style-name="P1"><text:span text:style-name="T1"><text:line-break/></text:span><text:span text:style-name="T1">Endophilin</text:span></text:p>
            <text:p text:style-name="P1"><text:span text:style-name="T1">Rab-GTPases</text:span></text:p>
          </draw:line>
          <draw:line draw:style-name="gr52" draw:text-style-name="P21" draw:layer="layout" svg:x1="6.525cm" svg:y1="14.549cm" svg:x2="8.425cm" svg:y2="14.549cm">
            <text:p text:style-name="P1"><text:span text:style-name="T1"><text:s text:c="5"/></text:span><text:span text:style-name="T1">+HSC70</text:span></text:p>
            <text:p text:style-name="P1"><text:span text:style-name="T1">Synaptojanin</text:span></text:p>
            <text:p text:style-name="P1"><text:span text:style-name="T2"/></text:p>
            <text:p text:style-name="P1"><text:span text:style-name="T1">Rab-GTPases</text:span></text:p>
            <text:p text:style-name="P1"><text:span text:style-name="T1">RME-8</text:span></text:p>
          </draw:line>
          <draw:line draw:style-name="gr39" draw:text-style-name="P2" draw:layer="layout" svg:x1="2.825cm" svg:y1="15.196cm" svg:x2="3.125cm" svg:y2="14.896cm">
            <text:p/>
          </draw:line>
          <draw:custom-shape draw:style-name="gr37" draw:text-style-name="P22" draw:layer="layout" svg:width="0.344cm" svg:height="0.344cm" svg:x="6.735cm" svg:y="13.814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5.217cm" svg:y="14.785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8.276cm" svg:y="14.884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26" draw:layer="layout" svg:width="4.206cm" svg:height="0.276cm" svg:x="4.077cm" svg:y="13.1cm">
            <draw:text-box>
              <text:p><text:span text:style-name="T1">Clathrin mediated endosome formation</text:span></text:p>
            </draw:text-box>
          </draw:frame>
          <draw:frame draw:style-name="gr77" draw:text-style-name="P31" draw:layer="layout" svg:width="1.547cm" svg:height="0.276cm" svg:x="2.276cm" svg:y="13.268cm">
            <draw:text-box>
              <text:p><text:span text:style-name="T13">α-Syn-DOPAL</text:span></text:p>
            </draw:text-box>
          </draw:frame>
          <draw:line draw:style-name="gr39" draw:text-style-name="P2" draw:layer="layout" svg:x1="3.029cm" svg:y1="13.6cm" svg:x2="3.177cm" svg:y2="14.02cm">
            <text:p/>
          </draw:line>
          <draw:line draw:style-name="gr27" draw:text-style-name="P32" draw:layer="layout" svg:x1="2.993cm" svg:y1="13.668cm" svg:x2="3.193cm" svg:y2="13.868cm">
            <text:p/>
          </draw:line>
          <draw:line draw:style-name="gr27" draw:text-style-name="P32" draw:layer="layout" svg:x1="3.193cm" svg:y1="13.668cm" svg:x2="2.993cm" svg:y2="13.868cm">
            <text:p/>
          </draw:line>
          <draw:frame draw:style-name="gr78" draw:text-style-name="P28" draw:layer="layout" svg:width="1.9cm" svg:height="0.526cm" draw:transform="rotate (1.5707963267949) translate (9.35cm 15.56cm)">
            <draw:text-box>
              <text:p><text:span text:style-name="T1">Extracellular</text:span></text:p>
            </draw:text-box>
          </draw:frame>
        </draw:g>
        <draw:g>
          <draw:custom-shape draw:style-name="gr45" draw:text-style-name="P21" xml:id="id16" draw:id="id16" draw:layer="layout" svg:width="0.7cm" svg:height="0.7cm" svg:x="2.652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8.644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xml:id="id19" draw:id="id19" draw:layer="layout" svg:x1="6.467cm" svg:y1="19.1cm" svg:x2="6.467cm" svg:y2="20.7cm">
            <draw:glue-point draw:id="4" svg:x="-140cm" svg:y="0cm"/>
            <draw:glue-point draw:id="5" svg:x="-140cm" svg:y="1.875cm"/>
            <draw:glue-point draw:id="6" svg:x="140cm" svg:y="3.125cm"/>
            <draw:glue-point draw:id="7" svg:x="-140cm" svg:y="-3.125cm"/>
            <draw:glue-point draw:id="8" svg:x="140cm" svg:y="-1.875cm"/>
            <text:p/>
          </draw:line>
          <draw:line draw:style-name="gr73" draw:text-style-name="P2" draw:layer="layout" svg:x1="9.287cm" svg:y1="19.1cm" svg:x2="9.287cm" svg:y2="20.7cm">
            <text:p/>
          </draw:line>
          <draw:frame draw:style-name="gr75" draw:text-style-name="P26" draw:layer="layout" svg:width="0.65cm" svg:height="0.276cm" svg:x="2.689cm" svg:y="20.31cm">
            <draw:text-box>
              <text:p><text:span text:style-name="T1">α-Syn</text:span></text:p>
            </draw:text-box>
          </draw:frame>
          <draw:connector draw:style-name="gr79" draw:text-style-name="P2" draw:layer="layout" draw:type="curve" draw:line-skew="-0.617cm" svg:x1="3.25cm" svg:y1="20.148cm" svg:x2="3.516cm" svg:y2="20.3cm" draw:start-shape="id16" draw:start-glue-point="9" draw:end-shape="id17" draw:end-glue-point="2" svg:d="M3250 20148c225 0 92 152 266 152" svg:viewBox="0 0 267 153">
            <text:p/>
          </draw:connector>
          <draw:connector draw:style-name="gr79" draw:text-style-name="P2" draw:layer="layout" draw:type="curve" draw:line-skew="-0.617cm" svg:x1="3.25cm" svg:y1="19.652cm" svg:x2="3.516cm" svg:y2="19.5cm" draw:start-shape="id16" draw:start-glue-point="11" draw:end-shape="id17" draw:end-glue-point="0" svg:d="M3250 19652c225 0 92-152 266-152" svg:viewBox="0 0 267 153">
            <text:p/>
          </draw:connector>
          <draw:line draw:style-name="gr80" draw:text-style-name="P2" xml:id="id17" draw:id="id17" draw:layer="layout" svg:x1="3.516cm" svg:y1="19.5cm" svg:x2="3.516cm" svg:y2="20.3cm">
            <text:p/>
          </draw:line>
          <draw:custom-shape draw:style-name="gr45" draw:text-style-name="P21" xml:id="id18" draw:id="id18" draw:layer="layout" svg:width="0.7cm" svg:height="0.7cm" svg:x="5.578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2" draw:layer="layout" draw:type="curve" draw:line-skew="-0.51cm" svg:x1="6.176cm" svg:y1="20.148cm" svg:x2="6.442cm" svg:y2="20.3cm" draw:start-shape="id18" draw:start-glue-point="9" svg:d="M6176 20148c162 0 29 152 266 152" svg:viewBox="0 0 267 153">
            <text:p/>
          </draw:connector>
          <draw:connector draw:style-name="gr79" draw:text-style-name="P2" draw:layer="layout" draw:type="curve" draw:line-skew="-0.514cm" svg:x1="6.176cm" svg:y1="19.652cm" svg:x2="6.442cm" svg:y2="19.5cm" draw:start-shape="id18" draw:start-glue-point="11" svg:d="M6176 19652c156 0 23-152 266-152" svg:viewBox="0 0 267 153">
            <text:p/>
          </draw:connector>
          <draw:connector draw:style-name="gr81" draw:text-style-name="P2" draw:layer="layout" draw:type="curve" draw:line-skew="-0.722cm" svg:x1="6.467cm" svg:y1="19.4cm" svg:x2="6.467cm" svg:y2="19.6cm" draw:start-shape="id19" draw:start-glue-point="7" draw:end-shape="id19" draw:end-glue-point="8" svg:d="M6467 19400c-312 0-312 200 0 200" svg:viewBox="0 0 235 201">
            <text:p/>
          </draw:connector>
          <draw:connector draw:style-name="gr81" draw:text-style-name="P2" draw:layer="layout" draw:type="curve" draw:line-skew="-0.722cm" svg:x1="6.467cm" svg:y1="20.2cm" svg:x2="6.467cm" svg:y2="20.4cm" draw:start-shape="id19" draw:start-glue-point="5" draw:end-shape="id19" draw:end-glue-point="6" svg:d="M6467 20200c-312 0-312 200 0 200" svg:viewBox="0 0 235 201">
            <text:p/>
          </draw:connector>
          <draw:frame draw:style-name="gr75" draw:text-style-name="P26" draw:layer="layout" svg:width="0.65cm" svg:height="0.276cm" svg:x="5.59cm" svg:y="19.236cm">
            <draw:text-box>
              <text:p><text:span text:style-name="T1">α-Syn</text:span></text:p>
            </draw:text-box>
          </draw:frame>
          <draw:frame draw:style-name="gr75" draw:text-style-name="P26" draw:layer="layout" svg:width="0.65cm" svg:height="0.276cm" svg:x="5.589cm" svg:y="20.256cm">
            <draw:text-box>
              <text:p><text:span text:style-name="T1">α-Syn</text:span></text:p>
            </draw:text-box>
          </draw:frame>
          <draw:frame draw:style-name="gr82" draw:text-style-name="P33" draw:layer="layout" svg:width="0.853cm" svg:height="0.276cm" svg:x="5.884cm" svg:y="18.944cm">
            <draw:text-box>
              <text:p><text:span text:style-name="T14">SNARE</text:span></text:p>
            </draw:text-box>
          </draw:frame>
          <draw:frame draw:style-name="gr82" draw:text-style-name="P33" draw:layer="layout" svg:width="0.853cm" svg:height="0.276cm" svg:x="5.884cm" svg:y="20.612cm">
            <draw:text-box>
              <text:p><text:span text:style-name="T14">SNARE</text:span></text:p>
            </draw:text-box>
          </draw:frame>
          <draw:custom-shape draw:style-name="gr83" draw:text-style-name="P34" draw:layer="layout" svg:width="0.27cm" svg:height="0.4cm" svg:x="9.236cm" svg:y="1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1" draw:layer="layout" svg:x1="3.408cm" svg:y1="19.892cm" svg:x2="5.308cm" svg:y2="19.892cm">
            <text:p text:style-name="P1"><text:span text:style-name="T2"/></text:p>
            <text:p text:style-name="P1"><text:span text:style-name="T2"/></text:p>
            <text:p text:style-name="P1"><text:span text:style-name="T1"><text:s text:c="9"/></text:span><text:span text:style-name="T1">+ HSC70</text:span></text:p>
            <text:p text:style-name="P1"><text:span text:style-name="T1"><text:line-break/></text:span><text:span text:style-name="T1">GEF</text:span></text:p>
            <text:p text:style-name="P1"><text:span text:style-name="T1">Rab-GTPases</text:span></text:p>
            <text:p text:style-name="P1"><text:span text:style-name="T2"/></text:p>
            <text:p text:style-name="P1"><text:span text:style-name="T2"/></text:p>
          </draw:line>
          <draw:line draw:style-name="gr52" draw:text-style-name="P21" draw:layer="layout" svg:x1="6.604cm" svg:y1="19.892cm" svg:x2="8.504cm" svg:y2="19.892cm">
            <text:p text:style-name="P1"><text:span text:style-name="T1">+Spike [Ca</text:span><text:span text:style-name="T12">2+</text:span><text:span text:style-name="T15">]</text:span></text:p>
            <text:p text:style-name="P1"><text:span text:style-name="T2"/></text:p>
            <text:p text:style-name="P1"><text:span text:style-name="T2"/></text:p>
          </draw:line>
          <draw:line draw:style-name="gr84" draw:text-style-name="P2" draw:layer="layout" svg:x1="8.912cm" svg:y1="19.196cm" svg:x2="9.212cm" svg:y2="19.496cm">
            <text:p/>
          </draw:line>
          <draw:line draw:style-name="gr84" draw:text-style-name="P2" draw:layer="layout" svg:x1="8.908cm" svg:y1="20.592cm" svg:x2="9.208cm" svg:y2="20.292cm">
            <text:p/>
          </draw:line>
          <draw:frame draw:style-name="gr75" draw:text-style-name="P26" draw:layer="layout" svg:width="0.65cm" svg:height="0.276cm" svg:x="8.489cm" svg:y="18.892cm">
            <draw:text-box>
              <text:p><text:span text:style-name="T1">α-Syn</text:span></text:p>
            </draw:text-box>
          </draw:frame>
          <draw:frame draw:style-name="gr75" draw:text-style-name="P26" draw:layer="layout" svg:width="0.65cm" svg:height="0.276cm" svg:x="8.488cm" svg:y="20.536cm">
            <draw:text-box>
              <text:p><text:span text:style-name="T1">α-Syn</text:span></text:p>
            </draw:text-box>
          </draw:frame>
          <draw:custom-shape draw:style-name="gr37" draw:text-style-name="P22" draw:layer="layout" svg:width="0.344cm" svg:height="0.344cm" svg:x="5.137cm" svg:y="20.086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3.764cm" svg:y="19.285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26" draw:layer="layout" svg:width="3.986cm" svg:height="0.276cm" svg:x="4.275cm" svg:y="18.4cm">
            <draw:text-box>
              <text:p><text:span text:style-name="T1">Synaptic vesicle release - exocytosis</text:span></text:p>
            </draw:text-box>
          </draw:frame>
          <draw:frame draw:style-name="gr75" draw:text-style-name="P26" draw:layer="layout" svg:width="0.65cm" svg:height="0.276cm" svg:x="2.689cm" svg:y="19.036cm">
            <draw:text-box>
              <text:p><text:span text:style-name="T1">α-Syn</text:span></text:p>
            </draw:text-box>
          </draw:frame>
          <draw:line draw:style-name="gr39" draw:text-style-name="P2" draw:layer="layout" svg:x1="3.016cm" svg:y1="19.3cm" svg:x2="3.016cm" svg:y2="19.55cm">
            <text:p/>
          </draw:line>
          <draw:frame draw:style-name="gr77" draw:text-style-name="P31" draw:layer="layout" svg:width="1.547cm" svg:height="0.276cm" svg:x="2.69cm" svg:y="18.636cm">
            <draw:text-box>
              <text:p><text:span text:style-name="T13">α-Syn-DOPAL</text:span></text:p>
            </draw:text-box>
          </draw:frame>
          <draw:line draw:style-name="gr39" draw:text-style-name="P2" draw:layer="layout" svg:x1="3.716cm" svg:y1="19cm" svg:x2="3.212cm" svg:y2="19.58cm">
            <text:p/>
          </draw:line>
          <draw:line draw:style-name="gr27" draw:text-style-name="P32" draw:layer="layout" svg:x1="3.408cm" svg:y1="19.04cm" svg:x2="3.608cm" svg:y2="19.24cm">
            <text:p/>
          </draw:line>
          <draw:line draw:style-name="gr27" draw:text-style-name="P32" draw:layer="layout" svg:x1="3.608cm" svg:y1="19.04cm" svg:x2="3.408cm" svg:y2="19.24cm">
            <text:p/>
          </draw:line>
        </draw:g>
        <draw:frame draw:style-name="gr86" draw:text-style-name="P35" draw:layer="layout" svg:width="3.95cm" svg:height="0.801cm" svg:x="3.875cm" svg:y="21.2cm">
          <draw:text-box>
            <text:p text:style-name="P1"><text:span text:style-name="T16">Nutrient deficiency related increased baseline expenditure</text:span></text:p>
          </draw:text-box>
        </draw:frame>
        <draw:g>
          <draw:frame draw:style-name="gr87" draw:text-style-name="P36" draw:layer="layout" svg:width="5.036cm" svg:height="1.3cm" svg:x="4.886cm" svg:y="11.294cm">
            <draw:text-box>
              <text:p text:style-name="P13"><text:span text:style-name="T17">α-Syn(Lys)</text:span><text:span text:style-name="T10"> </text:span><text:span text:style-name="T17">+</text:span><text:span text:style-name="T10"> DOPAL → α-Syn-DOPAL</text:span></text:p>
              <text:p text:style-name="P13"><text:span text:style-name="T18"/></text:p>
              <text:p text:style-name="P13"><text:span text:style-name="T17">α-Syn +</text:span><text:span text:style-name="T10"> <text:s text:c="6"/></text:span><text:span text:style-name="T17"><text:s/>+</text:span><text:span text:style-name="T10"> <text:s text:c="6"/></text:span><text:span text:style-name="T17"><text:s/>→ </text:span><text:span text:style-name="T10"><text:s text:c="2"/></text:span><text:span text:style-name="T17">α-Syn-</text:span><text:span text:style-name="T10"> <text:s/></text:span></text:p>
              <text:p text:style-name="P13"><text:span text:style-name="T18"/></text:p>
              <text:p text:style-name="P13"><text:span text:style-name="T17">α-Syn-</text:span><text:span text:style-name="T10"> <text:s text:c="4"/></text:span><text:span text:style-name="T17">(Lys)</text:span><text:span text:style-name="T10"> </text:span><text:span text:style-name="T17">+</text:span><text:span text:style-name="T10"> DOPAL → α-Syn- <text:s text:c="4"/>-DOPAL</text:span></text:p>
            </draw:text-box>
          </draw:frame>
          <draw:custom-shape draw:style-name="gr88" draw:text-style-name="P16" draw:layer="layout" svg:width="0.3cm" svg:height="0.3cm" svg:x="5.625cm" svg:y="12.24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9" draw:text-style-name="P16" draw:layer="layout" svg:width="0.3cm" svg:height="0.3cm" svg:x="8.692cm" svg:y="12.246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0" draw:text-style-name="P16" draw:layer="layout" svg:width="0.3cm" svg:height="0.3cm" svg:x="6.701cm" svg:y="11.75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16" draw:layer="layout" svg:width="0.3cm" svg:height="0.3cm" svg:x="8.977cm" svg:y="11.772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22" draw:layer="layout" svg:width="0.344cm" svg:height="0.344cm" svg:x="7.362cm" svg:y="11.745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8" draw:text-style-name="P35" draw:layer="layout" svg:width="4.3cm" svg:height="0.526cm" svg:x="3.7cm" svg:y="10.674cm">
          <draw:text-box>
            <text:p text:style-name="P1"><text:span text:style-name="T16">Dopamine dysregulation</text:span></text:p>
          </draw:text-box>
        </draw:frame>
        <draw:g>
          <draw:line draw:style-name="gr92" draw:text-style-name="P37" draw:layer="layout" svg:x1="2cm" svg:y1="5.307cm" svg:x2="4.3cm" svg:y2="5.3cm">
            <text:p/>
          </draw:line>
          <draw:custom-shape draw:style-name="gr93" draw:text-style-name="P38" draw:layer="layout" svg:width="2.3cm" svg:height="0.746cm" svg:x="2cm" svg:y="4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4" draw:text-style-name="P37" draw:layer="layout" svg:x1="2cm" svg:y1="4.293cm" svg:x2="4.3cm" svg:y2="4.301cm">
            <text:p/>
          </draw:line>
          <draw:custom-shape draw:style-name="gr95" draw:text-style-name="P39" draw:layer="layout" svg:width="0.783cm" svg:height="0.579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9" draw:layer="layout" svg:width="0.445cm" svg:height="1.038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39" draw:layer="layout" svg:width="0.661cm" svg:height="0.551cm" svg:x="2.555cm" svg:y="4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40" draw:layer="layout" svg:width="0.785cm" svg:height="0.76cm" draw:transform="rotate (1.00496058329833) translate (2.174cm 6.292cm)">
            <text:p/>
            <draw:enhanced-geometry svg:viewBox="0 0 21600 21600" draw:mirror-horizontal="true" draw:mirror-vertical="false" draw:text-areas="0 0 21600 21600" draw:type="circular-arrow" draw:modifiers="-89.457845482599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99" draw:text-style-name="P41" draw:layer="layout" svg:width="0.263cm" svg:height="0.263cm" svg:x="2.607cm" svg:y="5.552cm">
            <text:p text:style-name="P13"><text:span text:style-name="T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2" xml:id="id20" draw:id="id20" draw:layer="layout" svg:width="0.581cm" svg:height="0.269cm" svg:x="3.619cm" svg:y="5.392cm">
            <text:p text:style-name="P1"><text:span text:style-name="T19">Co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1" draw:text-style-name="P37" draw:layer="layout" draw:type="curve" draw:line-skew="0.352cm" svg:x1="3.619cm" svg:y1="5.526cm" svg:x2="3.469cm" svg:y2="5.122cm" draw:start-shape="id20" draw:end-shape="id21" draw:end-glue-point="3" svg:d="M3619 5526c-474 0-399-404-150-404" svg:viewBox="0 0 348 405">
            <text:p/>
          </draw:connector>
          <draw:frame draw:style-name="gr102" draw:text-style-name="P44" draw:layer="layout" svg:width="0.667cm" svg:height="0.276cm" svg:x="2.782cm" svg:y="6.039cm">
            <draw:text-box>
              <text:p text:style-name="P43"><text:span text:style-name="T20">NAD</text:span><text:span text:style-name="T21">+</text:span></text:p>
            </draw:text-box>
          </draw:frame>
          <draw:frame draw:style-name="gr103" draw:text-style-name="P45" draw:layer="layout" svg:width="0.701cm" svg:height="0.276cm" svg:x="1.926cm" svg:y="6.039cm">
            <draw:text-box>
              <text:p text:style-name="P43"><text:span text:style-name="T3">NADH</text:span></text:p>
            </draw:text-box>
          </draw:frame>
          <draw:frame draw:style-name="gr104" draw:text-style-name="P46" draw:layer="layout" svg:width="1.103cm" svg:height="0.276cm" draw:transform="rotate (1.5707963267949) translate (2.101cm 5.651cm)">
            <draw:text-box>
              <text:p text:style-name="P43"><text:span text:style-name="T22">Complex I</text:span></text:p>
            </draw:text-box>
          </draw:frame>
          <draw:frame draw:style-name="gr105" draw:text-style-name="P45" draw:layer="layout" svg:width="0.273cm" svg:height="0.276cm" svg:x="2.705cm" svg:y="4.456cm">
            <draw:text-box>
              <text:p text:style-name="P43"><text:span text:style-name="T3">H</text:span><text:span text:style-name="T23">+</text:span></text:p>
            </draw:text-box>
          </draw:frame>
          <draw:frame draw:style-name="gr106" draw:text-style-name="P47" draw:layer="layout" svg:width="0.599cm" svg:height="0.276cm" svg:x="2.025cm" svg:y="4.198cm">
            <draw:text-box>
              <text:p text:style-name="P43"><text:span text:style-name="T3">MOM</text:span></text:p>
            </draw:text-box>
          </draw:frame>
          <draw:frame draw:style-name="gr107" draw:text-style-name="P48" draw:layer="layout" svg:width="1.941cm" svg:height="0.276cm" svg:x="2.35cm" svg:y="3.596cm">
            <draw:text-box>
              <text:p><text:span text:style-name="T24">Rotenone / MPP</text:span><text:span text:style-name="T25">+</text:span></text:p>
            </draw:text-box>
          </draw:frame>
          <draw:custom-shape draw:style-name="gr108" draw:text-style-name="P42" xml:id="id21" draw:id="id21" draw:layer="layout" svg:width="0.8cm" svg:height="0.357cm" svg:x="3.469cm" svg:y="4.944cm">
            <text:p text:style-name="P1"><text:span text:style-name="T19">CoQH</text:span><text:span text:style-name="T26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" draw:layer="layout" svg:x1="3.346cm" svg:y1="3.93cm" svg:x2="3.346cm" svg:y2="5.066cm">
            <text:p/>
          </draw:line>
          <draw:custom-shape draw:style-name="gr110" draw:text-style-name="P41" draw:layer="layout" svg:width="0.262cm" svg:height="0.263cm" svg:x="3.049cm" svg:y="5.079cm">
            <text:p text:style-name="P13"><text:span text:style-name="T3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1" draw:text-style-name="P1" draw:layer="layout" svg:width="4.5cm" svg:height="2.538cm" svg:x="5.272cm" svg:y="3.7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49" draw:layer="layout" svg:width="4cm" svg:height="1.9cm" svg:x="5.552cm" svg:y="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8" draw:layer="layout" svg:width="3.315cm" svg:height="1.092cm" svg:x="5.89cm" svg:y="4.7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4" draw:text-style-name="P39" draw:layer="layout" svg:width="0.293cm" svg:height="0.216cm" svg:x="6.853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39" draw:layer="layout" svg:width="0.166cm" svg:height="0.388cm" svg:x="6.85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6" draw:text-style-name="P39" draw:layer="layout" svg:width="0.247cm" svg:height="0.206cm" svg:x="6.866cm" svg:y="4.53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17" draw:text-style-name="P26" draw:layer="layout" svg:width="1.742cm" svg:height="0.429cm" svg:x="7.147cm" svg:y="4.5cm">
            <draw:text-box>
              <text:p><text:span text:style-name="T15">CoQ</text:span><text:span text:style-name="T27">→</text:span><text:span text:style-name="T15"> CoQH</text:span><text:span text:style-name="T11">2</text:span></text:p>
            </draw:text-box>
          </draw:frame>
          <draw:custom-shape draw:style-name="gr118" draw:text-style-name="P1" draw:layer="layout" svg:width="2.103cm" svg:height="0.547cm" svg:x="6.797cm" svg:y="4.4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1" draw:layer="layout" svg:width="0.7cm" svg:height="0.7cm" svg:x="7.872cm" svg:y="5.3cm">
            <text:p/>
  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0" draw:text-style-name="P50" xml:id="id27" draw:id="id27" draw:layer="layout" svg:width="0.802cm" svg:height="0.276cm" svg:x="8.649cm" svg:y="3.9cm">
            <draw:text-box>
              <text:p><text:span text:style-name="T24">Lactate</text:span></text:p>
            </draw:text-box>
          </draw:frame>
          <draw:frame draw:style-name="gr121" draw:text-style-name="P50" xml:id="id22" draw:id="id22" draw:layer="layout" svg:width="0.967cm" svg:height="0.276cm" svg:x="6.086cm" svg:y="5.162cm">
            <draw:text-box>
              <text:p><text:span text:style-name="T24">Pyruvate</text:span></text:p>
            </draw:text-box>
          </draw:frame>
          <draw:frame draw:style-name="gr122" draw:text-style-name="P50" xml:id="id26" draw:id="id26" draw:layer="layout" svg:width="0.493cm" svg:height="0.276cm" svg:x="8.915cm" svg:y="4.388cm">
            <draw:text-box>
              <text:p><text:span text:style-name="T24">ETC</text:span></text:p>
            </draw:text-box>
          </draw:frame>
          <draw:custom-shape draw:style-name="gr123" draw:text-style-name="P51" draw:layer="layout" svg:width="0.582cm" svg:height="0.587cm" draw:transform="rotate (-1.96524073774561) translate (8.542cm 5.15cm)">
            <text:p/>
            <draw:enhanced-geometry svg:viewBox="0 0 21600 21600" draw:mirror-horizontal="false" draw:mirror-vertical="false" draw:text-areas="0 0 21600 21600" draw:type="circular-arrow" draw:modifiers="104.807108280606 6.64520920576903 8756.171145810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2" draw:text-style-name="P50" xml:id="id23" draw:id="id23" draw:layer="layout" svg:width="0.493cm" svg:height="0.276cm" svg:x="7.707cm" svg:y="5.162cm">
            <draw:text-box>
              <text:p><text:span text:style-name="T24">TCA</text:span></text:p>
            </draw:text-box>
          </draw:frame>
          <draw:connector draw:style-name="gr124" draw:text-style-name="P2" draw:layer="layout" draw:type="line" svg:x1="7.053cm" svg:y1="5.3cm" svg:x2="7.707cm" svg:y2="5.3cm" draw:start-shape="id22" draw:start-glue-point="1" draw:end-shape="id23" draw:end-glue-point="3" svg:d="M7053 5300h654" svg:viewBox="0 0 655 1">
            <text:p/>
          </draw:connector>
          <draw:connector draw:style-name="gr124" draw:text-style-name="P2" draw:layer="layout" draw:type="line" svg:x1="6.569cm" svg:y1="4.176cm" svg:x2="6.569cm" svg:y2="5.162cm" draw:start-shape="id24" draw:start-glue-point="2" draw:end-shape="id22" draw:end-glue-point="0" svg:d="M6569 4176v986" svg:viewBox="0 0 1 987">
            <text:p/>
          </draw:connector>
          <draw:frame draw:style-name="gr125" draw:text-style-name="P50" draw:layer="layout" svg:width="0.438cm" svg:height="0.276cm" svg:x="7.602cm" svg:y="3.296cm">
            <draw:text-box>
              <text:p><text:span text:style-name="T24">Age</text:span></text:p>
            </draw:text-box>
          </draw:frame>
          <draw:line draw:style-name="gr109" draw:text-style-name="P2" draw:layer="layout" svg:x1="7.844cm" svg:y1="3.623cm" svg:x2="7.844cm" svg:y2="3.834cm">
            <text:p/>
          </draw:line>
          <draw:frame draw:style-name="gr125" draw:text-style-name="P50" xml:id="id25" draw:id="id25" draw:layer="layout" svg:width="0.438cm" svg:height="0.276cm" svg:x="9.45cm" svg:y="3.296cm">
            <draw:text-box>
              <text:p><text:span text:style-name="T24">Age</text:span></text:p>
            </draw:text-box>
          </draw:frame>
          <draw:frame draw:style-name="gr126" draw:text-style-name="P50" draw:layer="layout" svg:width="0.425cm" svg:height="0.276cm" svg:x="6.727cm" svg:y="3.296cm">
            <draw:text-box>
              <text:p><text:span text:style-name="T24">Sex</text:span></text:p>
            </draw:text-box>
          </draw:frame>
          <draw:line draw:style-name="gr109" draw:text-style-name="P2" draw:layer="layout" svg:x1="6.973cm" svg:y1="3.616cm" svg:x2="6.973cm" svg:y2="4.434cm">
            <text:p/>
          </draw:line>
          <draw:connector draw:style-name="gr127" draw:text-style-name="P2" draw:layer="layout" svg:x1="9.669cm" svg:y1="3.572cm" svg:x2="8.2cm" svg:y2="5.3cm" draw:start-shape="id25" draw:start-glue-point="2" draw:end-shape="id23" draw:end-glue-point="1" svg:d="M9669 3572v1728h-1469" svg:viewBox="0 0 1470 1729">
            <text:p/>
          </draw:connector>
          <draw:connector draw:style-name="gr128" draw:text-style-name="P2" draw:layer="layout" svg:x1="9.669cm" svg:y1="3.572cm" svg:x2="9.408cm" svg:y2="4.526cm" draw:start-shape="id25" draw:start-glue-point="2" draw:end-shape="id26" draw:end-glue-point="1" svg:d="M9669 3572v954h-261" svg:viewBox="0 0 262 955">
            <text:p/>
          </draw:connector>
          <draw:connector draw:style-name="gr129" draw:text-style-name="P21" draw:layer="layout" draw:type="line" svg:x1="8.649cm" svg:y1="4.038cm" svg:x2="7.053cm" svg:y2="4.038cm" draw:start-shape="id27" draw:start-glue-point="3" draw:end-shape="id24" svg:d="M8649 4038h-1596" svg:viewBox="0 0 1597 1">
            <text:p text:style-name="P1"><text:span text:style-name="T2">LDH1/LDH5</text:span></text:p>
            <text:p text:style-name="P1"><text:span text:style-name="T2"/></text:p>
          </draw:connector>
          <draw:frame draw:style-name="gr130" draw:text-style-name="P47" draw:layer="layout" svg:width="0.476cm" svg:height="0.276cm" svg:x="6.061cm" svg:y="5.688cm">
            <draw:text-box>
              <text:p text:style-name="P43"><text:span text:style-name="T3">MIM</text:span></text:p>
            </draw:text-box>
          </draw:frame>
          <draw:frame draw:style-name="gr121" draw:text-style-name="P50" xml:id="id24" draw:id="id24" draw:layer="layout" svg:width="0.967cm" svg:height="0.276cm" svg:x="6.086cm" svg:y="3.9cm">
            <draw:text-box>
              <text:p><text:span text:style-name="T24">Pyruvate</text:span></text:p>
            </draw:text-box>
          </draw:frame>
        </draw:g>
        <draw:frame draw:style-name="gr131" draw:text-style-name="P52" draw:layer="layout" svg:width="0.6cm" svg:height="0.607cm" svg:x="1.6cm" svg:y="3cm">
          <draw:text-box>
            <text:p><text:span text:style-name="T28">A</text:span></text:p>
          </draw:text-box>
        </draw:frame>
        <draw:frame draw:style-name="gr131" draw:text-style-name="P52" draw:layer="layout" svg:width="0.6cm" svg:height="0.607cm" svg:x="5.2cm" svg:y="3.001cm">
          <draw:text-box>
            <text:p><text:span text:style-name="T28">B</text:span></text:p>
          </draw:text-box>
        </draw:frame>
        <draw:frame draw:style-name="gr131" draw:text-style-name="P52" draw:layer="layout" svg:width="0.6cm" svg:height="0.607cm" svg:x="1.6cm" svg:y="6.802cm">
          <draw:text-box>
            <text:p><text:span text:style-name="T28">C</text:span></text:p>
          </draw:text-box>
        </draw:frame>
        <draw:frame draw:style-name="gr131" draw:text-style-name="P52" draw:layer="layout" svg:width="0.6cm" svg:height="0.607cm" svg:x="1.6cm" svg:y="10.403cm">
          <draw:text-box>
            <text:p><text:span text:style-name="T28">D</text:span></text:p>
          </draw:text-box>
        </draw:frame>
        <draw:frame draw:style-name="gr131" draw:text-style-name="P52" draw:layer="layout" svg:width="0.6cm" svg:height="0.607cm" svg:x="1.6cm" svg:y="12.704cm">
          <draw:text-box>
            <text:p><text:span text:style-name="T28">E</text:span></text:p>
          </draw:text-box>
        </draw:frame>
        <draw:frame draw:style-name="gr131" draw:text-style-name="P52" draw:layer="layout" svg:width="0.6cm" svg:height="0.607cm" svg:x="1.6cm" svg:y="15.705cm">
          <draw:text-box>
            <text:p><text:span text:style-name="T28">F</text:span></text:p>
          </draw:text-box>
        </draw:frame>
        <draw:frame draw:style-name="gr131" draw:text-style-name="P52" draw:layer="layout" svg:width="0.6cm" svg:height="0.607cm" svg:x="1.6cm" svg:y="17.906cm">
          <draw:text-box>
            <text:p><text:span text:style-name="T28">G</text:span></text:p>
          </draw:text-box>
        </draw:frame>
        <draw:frame draw:style-name="gr131" draw:text-style-name="P52" draw:layer="layout" svg:width="0.6cm" svg:height="0.607cm" svg:x="1.6cm" svg:y="21.007cm">
          <draw:text-box>
            <text:p><text:span text:style-name="T28">H</text:span></text:p>
          </draw:text-box>
        </draw:frame>
        <draw:frame draw:style-name="gr132" draw:text-style-name="P54" draw:layer="layout" svg:width="3.462cm" svg:height="0.868cm" svg:x="1.919cm" svg:y="11.294cm">
          <draw:text-box>
            <text:p text:style-name="P53"><text:span text:style-name="T3">D</text:span><text:span text:style-name="T29">C</text:span><text:span text:style-name="T8"> </text:span><text:span text:style-name="T10">→</text:span><text:span text:style-name="T17"> </text:span><text:span text:style-name="T10">DA-Q</text:span><text:span text:style-name="T17"> → neuromelanin</text:span></text:p>
            <text:p text:style-name="P53"><text:span text:style-name="T9"/></text:p>
            <text:p text:style-name="P53"><text:span text:style-name="T8">D</text:span><text:span text:style-name="T29">C </text:span><text:span text:style-name="T10">→</text:span><text:span text:style-name="T17"> </text:span><text:span text:style-name="T10">DOPAL</text:span><text:span text:style-name="T17">→ DOPA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auto-grow-width="tru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0:16:41.206431956</meta:creation-date>
    <dc:date>2021-08-18T13:50:52.852490067</dc:date>
    <meta:editing-duration>PT8H10M47S</meta:editing-duration>
    <meta:editing-cycles>28</meta:editing-cycles>
    <meta:generator>LibreOffice/6.0.7.3$Linux_X86_64 LibreOffice_project/00m0$Build-3</meta:generator>
    <meta:document-statistic meta:object-count="230"/>
  </office:meta>
</office:document-meta>
</file>